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2" style:family="table">
      <style:table-properties style:width="16.986cm" fo:margin-left="0.037cm" fo:margin-right="-0.023cm" table:align="margins"/>
    </style:style>
    <style:style style:name="Tableau2.A" style:family="table-column">
      <style:table-column-properties style:column-width="16.986cm" style:rel-column-width="65535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#cc99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fo:background-color="#cc99f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background-color="#996600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style:font-style-asian="normal" style:font-style-complex="normal"/>
    </style:style>
    <style:style style:name="P18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background-color="transparent" style:font-size-asian="15pt" style:font-size-complex="15pt"/>
    </style:style>
    <style:style style:name="P19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font-style="italic" style:text-underline-style="solid" style:text-underline-width="auto" style:text-underline-color="font-color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fo:background-color="#ff3333" style:font-size-asian="18pt" style:font-weight-asian="bold" style:font-size-complex="18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24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text-properties fo:color="#000000" style:font-name="Cascadia Code" fo:font-size="10.5pt" fo:font-weight="normal" fo:background-color="transparent" style:font-size-asian="12pt" style:font-size-complex="12pt"/>
    </style:style>
    <style:style style:name="P26" style:family="paragraph" style:parent-style-name="Standard">
      <style:text-properties style:text-underline-style="solid" style:text-underline-width="auto" style:text-underline-color="font-color"/>
    </style:style>
    <style:style style:name="P27" style:family="paragraph" style:parent-style-name="Standard">
      <style:text-properties style:text-underline-style="none"/>
    </style:style>
    <style:style style:name="P28" style:family="paragraph" style:parent-style-name="Standard">
      <style:text-properties style:font-name="Times New Roman"/>
    </style:style>
    <style:style style:name="P29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background-color="#ffffff">
        <style:background-image/>
      </style:paragraph-properties>
      <style:text-properties style:font-name="Times New Roman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color="#00ccff"/>
    </style:style>
    <style:style style:name="T5" style:family="text">
      <style:text-properties fo:color="#0066cc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style:font-name="Cascadia Code" fo:font-size="10.5pt" fo:font-weight="normal" fo:background-color="transparent"/>
    </style:style>
    <style:style style:name="T9" style:family="text">
      <style:text-properties fo:color="#000000" style:font-name="Cascadia Code" fo:font-size="10.5pt" fo:font-weight="normal" fo:background-color="transparent" style:font-size-asian="12pt" style:font-size-complex="12pt"/>
    </style:style>
    <style:style style:name="T10" style:family="text">
      <style:text-properties fo:color="#000000" style:font-name="Cascadia Code" fo:font-size="10.5pt" fo:font-weight="normal" fo:background-color="#ffffff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ff"/>
    </style:style>
    <style:style style:name="T13" style:family="text">
      <style:text-properties fo:color="#6666ff" style:font-name="Cascadia Code" fo:font-size="10.5pt" fo:font-weight="normal" fo:background-color="#ffffff"/>
    </style:style>
    <style:style style:name="T14" style:family="text">
      <style:text-properties fo:color="#f8f8f2" style:font-name="Cascadia Code" fo:font-size="10.5pt" fo:font-weight="normal" fo:background-color="#272822"/>
    </style:style>
    <style:style style:name="T15" style:family="text">
      <style:text-properties fo:color="#f8f8f2" style:font-name="Cascadia Code" fo:font-size="10.5pt" fo:font-weight="normal" fo:background-color="#ffffff"/>
    </style:style>
    <style:style style:name="T16" style:family="text">
      <style:text-properties fo:font-size="10.5pt" fo:font-weight="normal"/>
    </style:style>
    <style:style style:name="T17" style:family="text">
      <style:text-properties fo:color="#e6db74" style:font-name="Cascadia Code" fo:font-size="10.5pt" fo:font-weight="normal" fo:background-color="#272822"/>
    </style:style>
    <style:style style:name="T18" style:family="text">
      <style:text-properties fo:color="#e6db74" style:font-name="Cascadia Code" fo:font-size="10.5pt" fo:font-weight="normal" fo:background-color="#ffffff"/>
    </style:style>
    <style:style style:name="T19" style:family="text">
      <style:text-properties fo:color="#66ccff" style:font-name="Cascadia Code" fo:font-size="10.5pt" fo:font-weight="normal" fo:background-color="#272822"/>
    </style:style>
    <style:style style:name="T20" style:family="text">
      <style:text-properties fo:color="#66ccff" style:font-name="Cascadia Code" fo:font-size="10.5pt" fo:font-weight="normal" fo:background-color="#ffffff"/>
    </style:style>
    <style:style style:name="T21" style:family="text">
      <style:text-properties fo:color="#3333ff" style:font-name="Cascadia Code" fo:font-size="10.5pt" fo:font-weight="normal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1">Listes</text:p>
          </table:table-cell>
        </table:table-row>
      </table:table>
      <text:p text:style-name="P22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8"><text:span text:style-name="T3">les vues</text:span> </text:p>
          </table:table-cell>
        </table:table-row>
      </table:table>
      <text:list xml:id="list1600570706026002185" text:style-name="L1">
        <text:list-header>
          <text:p text:style-name="P23"/>
        </text:list-header>
      </text:list>
      <text:p text:style-name="P2"/>
      <text:p text:style-name="Standard"><text:s text:c="4"/>v_nbre_vue_annonce → <text:s/>les annonces les plus vues toute catégorie .</text:p>
      <text:p text:style-name="Standard"><text:s text:c="4"/>v_nbre_vue_an_achat → <text:s/>les annonces les plus vues par rapport aux biens à acheter .</text:p>
      <text:p text:style-name="Standard"><text:s text:c="4"/>v_nbre_vue_an_ach_act → <text:s/>les annonces les plus vues par rapport aux biens à acheter et active .</text:p>
      <text:p text:style-name="Standard"><text:s text:c="4"/>v_nbre_vue_an_louer → <text:s/>les annonces les plus vues par rapport aux biens à louer .</text:p>
      <text:p text:style-name="Standard"><text:s text:c="4"/>v_nbre_vue_an_lou_act → <text:s/>les annonces les plus vues par rapport aux biens à louer et active .</text:p>
      <text:p text:style-name="Standard"><text:s text:c="4"/>v_an_act → <text:s/>Toutes les annonces <text:s/>actives .</text:p>
      <text:p text:style-name="Standard"><text:s text:c="4"/>v_an_nonact → <text:s/>Toutes les annonce non <text:s/>active .</text:p>
      <text:p text:style-name="Standard"><text:s text:c="4"/>v_annonces → <text:s/>Afficher tout les annonces toute catégorie confondu .</text:p>
      <text:p text:style-name="Standard"><text:s text:c="4"/>v_annonces_recente → <text:s/>Les annonces ajouter les plus récentes .</text:p>
      <text:p text:style-name="Standard"><text:s text:c="4"/>v_annonces_ancienne → <text:s/>Les annonces ajouter les plus anciennes .</text:p>
      <text:p text:style-name="Standard"><text:s text:c="4"/>v_bien_maison → <text:s/>les affichages de type "maison".</text:p>
      <text:p text:style-name="Standard"><text:s text:c="4"/>v_bien_appart → <text:s/>les affichages de type "appartement".</text:p>
      <text:p text:style-name="Standard"><text:s text:c="4"/>v_bien_terrain → <text:s/>les affichages de type "terrain".</text:p>
      <text:p text:style-name="Standard"><text:s text:c="4"/>v_bien_bureaux → <text:s/>les affichages de type "bureaux".</text:p>
      <text:p text:style-name="Standard"><text:s text:c="4"/>v_bien_garage → <text:s/>les affichages de type "garage".</text:p>
      <text:p text:style-name="Standard"><text:s text:c="4"/>v_bien_immeuble → <text:s/>les affichages de type "immeuble".</text:p>
      <text:p text:style-name="Standard"><text:s text:c="4"/>v_bien_locauxPro → <text:s/>les affichages de type "locaux_professionnels".</text:p>
      <text:p text:style-name="Standard"><text:s text:c="4"/></text:p>
      <text:p text:style-name="P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0"><text:span text:style-name="T1">L</text:span><text:span text:style-name="T1">es triggers (de vérification): A ne plus utiliser , remplacer par les contraintes</text:span> .</text:p>
          </table:table-cell>
        </table:table-row>
      </table:table>
      <text:p text:style-name="P9"/>
      <text:p text:style-name="P6">pour la table négocier avant modification :</text:p>
      <text:p text:style-name="Standard"/>
      <text:p text:style-name="Standard"><text:s text:c="4"/>nom du trigger : <text:span text:style-name="T5">before_update_negocier .</text:span>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5">Pour la table négocier avant ajout :</text:p>
      <text:p text:style-name="P15"/>
      <text:p text:style-name="Standard"><text:s text:c="4"/>nom du trigger : <text:span text:style-name="T4"><text:s/></text:span><text:span text:style-name="T5">before_insert_negocier</text:span> .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2">pour la table annonces :</text:p>
      <text:p text:style-name="Standard"><text:s text:c="4"/>nom du trigger : <text:span text:style-name="T5">before_update_annonces </text:span>.</text:p>
      <text:p text:style-name="Standard"><text:soft-page-break/><text:s text:c="8"/>-&gt; Accepte que 1 ou 0 pour la colonne est_active .</text:p>
      <text:p text:style-name="Standard"/>
      <text:p text:style-name="P6">Triggers pour la table waz_negocier :</text:p>
      <text:p text:style-name="P6"/>
      <text:p text:style-name="P17">nom du trigger : <text:span text:style-name="T12">after_update_negocier</text:span> → quand une modification a lieu sur la table negocier ,alors le déclencheur ajout les anciennes valeurs de la ligne à la table waz_histo_negocier .</text:p>
      <text:p text:style-name="Standard"/>
      <text:p text:style-name="P6">Trigger sur la table annonces :</text:p>
      <text:p text:style-name="P27"/>
      <text:p text:style-name="Standard">S'il ne correspond pas à la regex (format du an_ref) ,alors ,il affiche un message d'erreurs . Sinon , la modification ou l'ajout peut se faire . </text:p>
      <text:p text:style-name="Standard"/>
      <text:p text:style-name="Standard">Nom du trigger avant modification : <text:span text:style-name="T13">before_update_annonces .</text:span></text:p>
      <text:p text:style-name="P30"><text:span text:style-name="T16">Nom du trigger avant ajout : </text:span><text:span text:style-name="T21">before_insert_annonces .</text:span></text:p>
      <text:p text:style-name="P28"><text:span text:style-name="T14"/>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Les contraintes</text:p>
          </table:table-cell>
        </table:table-row>
      </table:table>
      <text:p text:style-name="P4"/>
      <text:p text:style-name="P11">Sur la table waz_biens :</text:p>
      <text:p text:style-name="P3"/>
      <text:p text:style-name="P13">bi_piece → accepte que les nombres de 1 à 6 ou +6 ou null .</text:p>
      <text:p text:style-name="P13">bi_ref → format de la référence du bien à respecter .</text:p>
      <text:p text:style-name="P14">bi_surf_habitable → doit être supérieur à zéro.</text:p>
      <text:p text:style-name="P14">bi_surf_totale → doit être supérieur à zéro.</text:p>
      <text:p text:style-name="P14">bi_estimation_vente → doit être supérieur à zéro.</text:p>
      <text:p text:style-name="P14">bi_estimation_location → doit être supérieur à zéro.</text:p>
      <text:p text:style-name="P14">bi_diagnostic → accepte que les lettres A,B,C,D,E,F,G,V</text:p>
      <text:p text:style-name="Standard"><text:span text:style-name="T6">bi_type → accepte que </text:span><text:span text:style-name="T10">'maison' ,'garage' ,'terrain' ,'locaux_professionnels', 'immeuble', 'bureaux', 'appartement' .</text:span></text:p>
      <text:p text:style-name="P14"/>
      <text:p text:style-name="P14">Clé primaire : bi_id.</text:p>
      <text:p text:style-name="P14"/>
      <text:p text:style-name="Standard"><text:span text:style-name="T6">Nom Index : </text:span><text:span text:style-name="T8">ind_biens_6 </text:span><text:span text:style-name="T6">sur : bi_type,bi_pieces,bi_ref,bi_local,bi_surf_habitable,bi_surf_totale.</text:span></text:p>
      <text:p text:style-name="Standard"><text:span text:style-name="T6">Nom Index : </text:span><text:span text:style-name="T9">ind_biens_4 sur :bi_pieces,bi_ref,bi_local,bi_surf_habitable.</text:span></text:p>
      <text:p text:style-name="P25">Nom Index : ind_biens_2 sur : bi_ref,bi_local.</text:p>
      <text:p text:style-name="P14"/>
      <text:p text:style-name="P14">Tous les champs sont not null.</text:p>
      <text:p text:style-name="P14"/>
      <text:p text:style-name="Standard"><text:span text:style-name="T2">Sur la </text:span><text:span text:style-name="T7">table</text:span><text:span text:style-name="T2"> waz_option </text:span>:</text:p>
      <text:p text:style-name="P14"/>
      <text:p text:style-name="P14">Les champs en not null .</text:p>
      <text:p text:style-name="P14">La clé primaire : opt_id.</text:p>
      <text:p text:style-name="P14"/>
      <text:p text:style-name="P7">Sur la table waz_photo :</text:p>
      <text:p text:style-name="P7"/>
      <text:p text:style-name="P7"><text:span text:style-name="T11">Les champs en not null </text:span>.</text:p>
      <text:p text:style-name="P16">La clé primaire :pho_id .</text:p>
      <text:p text:style-name="P16">La <text:s/>clé étrangère : bi_id .</text:p>
      <text:p text:style-name="P16"/>
      <text:p text:style-name="P7">Sur la table waz_employes :</text:p>
      <text:p text:style-name="P16"/>
      <text:p text:style-name="P16"><text:soft-page-break/>Les champs en not null .</text:p>
      <text:p text:style-name="P16"/>
      <text:p text:style-name="P16">emp_nom → le nom comprend en premier caractère une lettre , doit faire la taille de 3 caractères minimum . Il est compris entre A et Z . </text:p>
      <text:p text:style-name="P16">emp_prenom → idem que emp_nom. </text:p>
      <text:p text:style-name="P16"/>
      <text:p text:style-name="P16">La clé primaire :emp_id.</text:p>
      <text:p text:style-name="P16"/>
      <text:p text:style-name="P16">emp_mail → on ne peut pas avoir deux emails identiques . </text:p>
      <text:p text:style-name="P16"/>
      <text:p text:style-name="P7">Sur la table waz_internautes :</text:p>
      <text:p text:style-name="P7"/>
      <text:p text:style-name="P16">in_nom → le nom comprend en premier caractère une lettre , doit faire la taille de 3 caractères minimum . Il est compris entre A et Z .</text:p>
      <text:p text:style-name="P16">in_prenom → idem que in_nom .</text:p>
      <text:p text:style-name="P16">in_est_contacter → compris entre 1 et 0 . il est en default 0 . </text:p>
      <text:p text:style-name="P16"/>
      <text:p text:style-name="P16">Les champs sont en not nulle .</text:p>
      <text:p text:style-name="P16"/>
      <text:p text:style-name="P16">La clé primaire : in_id .</text:p>
      <text:p text:style-name="P16"/>
      <text:p text:style-name="P16">in_mail → on ne peut pas avoir deux emails identiques .</text:p>
      <text:p text:style-name="P16"/>
      <text:p text:style-name="P7">Sur la table waz_annonces :</text:p>
      <text:p text:style-name="P16"/>
      <text:p text:style-name="P16">an_prix → doit être supérieur à zéro .</text:p>
      <text:p text:style-name="P16">an_est_active → accepte que 0 ou 1 . </text:p>
      <text:p text:style-name="P16">an_offre → accepte que A,L,V . </text:p>
      <text:p text:style-name="P16">an_nbre_vues → doit être supérieur à zéro . </text:p>
      <text:p text:style-name="P16">an_date_ajout → lors de l'ajout de la ligne ,ce champ entre une date automatiquement (date du jour).</text:p>
      <text:p text:style-name="P16">an_date_modif → lors de la modification de la ligne , ce champ entre une date automatiquement (date du jour)..</text:p>
      <text:p text:style-name="P16">an_ref → Avec une regex , on entre un code de référence au bon format .</text:p>
      <text:p text:style-name="P16"><text:s/></text:p>
      <text:p text:style-name="P16">Clé primaire : an_id .</text:p>
      <text:p text:style-name="P16">Clé étrangère : bi_id . </text:p>
      <text:p text:style-name="P16"/>
      <text:p text:style-name="P16">Nom de la contraintes : chk_dateModif → la date de modification (an_date_modif) doit être supérieur à la date d'ajout (an_date_ajout) ou alors la date de modification (an_date_modif) doit être null . </text:p>
      <text:p text:style-name="P16"/>
      <text:p text:style-name="P16">Nom index : ind_prix_offre → sur an_prix ,an_offre . </text:p>
      <text:p text:style-name="P16"/>
      <text:p text:style-name="P16">Les champs sont tous en not null . </text:p>
      <text:p text:style-name="P16"/>
      <text:p text:style-name="P7">Sur la table waz_commentaire : </text:p>
      <text:p text:style-name="P7"/>
      <text:p text:style-name="P16">com_avis → default null . </text:p>
      <text:p text:style-name="P16">com_notes → default null .</text:p>
      <text:p text:style-name="P16">com_date_ajout <text:s/>→ lors de l'ajout de la ligne ,ce champ entre une date automatiquement (date du jour).</text:p>
      <text:p text:style-name="P16"><text:soft-page-break/></text:p>
      <text:p text:style-name="P16">Clé primaire : com_id .</text:p>
      <text:p text:style-name="P16">Clé étrangères : in_id . </text:p>
      <text:p text:style-name="P16"/>
      <text:p text:style-name="P7">Sur la table waz_composer :</text:p>
      <text:p text:style-name="P16"/>
      <text:p text:style-name="P16">Clés primaires : bi_id , opt_id .</text:p>
      <text:p text:style-name="P16">Clés étrangères : bi_id ,opt_id .</text:p>
      <text:p text:style-name="P16"/>
      <text:p text:style-name="P16"/>
      <text:p text:style-name="P16"/>
      <text:p text:style-name="P7">Sur la table negocier :</text:p>
      <text:p text:style-name="P16"/>
      <text:p text:style-name="P16">neg_est_conclu → accepte que les 1 ou 0 .</text:p>
      <text:p text:style-name="P16">neg_montant_transaction → doit être supérieur à zéro .</text:p>
      <text:p text:style-name="P16">neg_date_debut_transaction → ajout la date du jour de l'insertion ou la modification du champ . </text:p>
      <text:p text:style-name="P16">neg_date_contact → ajout la date du jour de l'insertion ou la modification du champ .</text:p>
      <text:p text:style-name="P16"/>
      <text:p text:style-name="P16">neg_date_transaction_fin → en default null . </text:p>
      <text:p text:style-name="P16">neg_est_conclu ,neg_montant_transaction, neg_date_debut_transaction,neg_date_contact sont des champs en not null . </text:p>
      <text:p text:style-name="P16"/>
      <text:p text:style-name="P16">Clés primaires : emp_id,in_id,an_id . </text:p>
      <text:p text:style-name="P16">Clés étrangères : emp_id,in_id,an_id .</text:p>
      <text:p text:style-name="P16"/>
      <text:p text:style-name="P16">Nom de la contrainte : chk_dateTransactionFin → la date de transaction de <text:s/>fin (neg_date_transaction_fin) doit être supérieur à la date de debut de transaction (neg_date_debut_transaction) ou alors neg_date_transaction_fin peut être null .</text:p>
      <text:p text:style-name="P16"/>
      <text:p text:style-name="P7">Sur la table waz_contacter :</text:p>
      <text:p text:style-name="P16"/>
      <text:p text:style-name="Standard">co_sujet:not null → accepte que <text:span text:style-name="T10">acheter,vendre,louer</text:span> et <text:span text:style-name="T10">autres</text:span> .</text:p>
      <text:p text:style-name="Standard">co_question : not null .</text:p>
      <text:p text:style-name="P16"/>
      <text:p text:style-name="P16">Clés primaires : emp_id , in_id .</text:p>
      <text:p text:style-name="P16">Clés étrangères : emp_id, in_id .</text:p>
      <text:p text:style-name="P16"/>
      <text:p text:style-name="P7">Sur la table waz_histo_negocier :</text:p>
      <text:p text:style-name="P16"/>
      <text:p text:style-name="P16">hist_neg_est_conclu → not null .</text:p>
      <text:p text:style-name="P16">hist_neg_montant_transaction → not null . </text:p>
      <text:p text:style-name="P16">hist_neg_debut_transaction → not null .</text:p>
      <text:p text:style-name="P16">hist_neg_dernier_contact → not null .</text:p>
      <text:p text:style-name="P16">hist_date -&gt;not null .</text:p>
      <text:p text:style-name="P16">hist_utilisateur → not null . </text:p>
      <text:p text:style-name="P16">hist_evenement → not null . </text:p>
      <text:p text:style-name="P16"/>
      <text:p text:style-name="P16">hist_neg_date_transaction_fin → default null . </text:p>
      <text:p text:style-name="P16"/>
      <text:p text:style-name="P16">Clés primaires : emp_id ,in_id,an_id,hist_date </text:p>
      <text:p text:style-name="P16"/>
      <text:p text:style-name="P16"/>
      <text:p text:style-name="P16"><text:soft-page-break/></text:p>
      <text:p text:style-name="P16"/>
      <text:p text:style-name="P7"/>
      <text:p text:style-name="P7"/>
      <text:p text:style-name="P16"/>
      <text:p text:style-name="P16"><text:s/></text:p>
      <text:p text:style-name="P16"/>
      <text:p text:style-name="P16"/>
      <text:p text:style-name="P16"/>
      <text:p text:style-name="P14"/>
      <text:p text:style-name="P14"/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ilga</meta:initial-creator>
    <meta:creation-date>2021-04-15T10:39:57.39</meta:creation-date>
    <meta:generator>OpenOffice/4.1.2$Win32 OpenOffice.org_project/412m3$Build-9782</meta:generator>
    <dc:date>2021-04-21T16:54:44.53</dc:date>
    <dc:creator>Anne wilga</dc:creator>
    <meta:editing-duration>PT6H1M51S</meta:editing-duration>
    <meta:editing-cycles>5</meta:editing-cycles>
    <meta:document-statistic meta:table-count="4" meta:image-count="0" meta:object-count="0" meta:page-count="5" meta:paragraph-count="125" meta:word-count="1074" meta:character-count="6704"/>
  </office:meta>
</office:document-meta>
</file>